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Lijstalinea" style:list-style-name="LFO1" style:family="paragraph"/>
    <style:style style:name="P3" style:parent-style-name="Lijstalinea" style:list-style-name="LFO1" style:family="paragraph"/>
  </office:automatic-styles>
  <office:body>
    <office:text text:use-soft-page-breaks="true">
      <text:p text:style-name="P1">Onderwerp: Schreeuwende leraren moeten ontslagen worden</text:p>
      <text:p text:style-name="Standaard">Hoofdgedachte: Leraren die schreeuwen zijn niet goede leraren.</text:p>
      <text:p text:style-name="Standaard">Inleiding: Ik had ooit, als klein kind, een leraar. Die leraar brulde als een leeuw, en was er nooit voor je als je hulp nodig had. Door een angststoornis dat ik had kon ik zelfs niet zijn les binnenstappen zonder meteen misselijk te voelen. Natuurlijk leerde ik daardoor niks, behalve hoe je heel stil moet zitten. Daarom vind ik dat leraren die schreeuwen ontslagen moeten worden.</text:p>
      <text:p text:style-name="Standaard">Kern:</text:p>
      <text:list text:style-name="LFO1" text:continue-numbering="true">
        <text:list-item>
          <text:p text:style-name="P2">De eerste reden waarom ik vind dat leraren ontslagen moeten worden is dat leraren die schreeuwen kunnen niet goed de kinderen ondersteunen, wat een grote functie is van leraren.</text:p>
        </text:list-item>
        <text:list-item>
          <text:p text:style-name="P3">Ten tweede, leraren die schreeuwen kunnen slechter lesgeven dan leraren die op een normale toon praten. Dit werkt zo:<text:s/><text:line-break/>Het kind die vooraan zit hoort alleen gebrul, en de kind achterin hoort het enigszins goed genoeg. Op een normale niveau hoort de kind die het vooraan hoort net zo goed als de kind achtera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0-11-30T13:25:00Z</meta:creation-date>
    <dc:date>2020-12-01T06:22:00Z</dc:date>
    <meta:template xlink:href="Normal" xlink:type="simple"/>
    <meta:editing-cycles>1</meta:editing-cycles>
    <meta:editing-duration>PT61020S</meta:editing-duration>
    <meta:document-statistic meta:page-count="1" meta:paragraph-count="1" meta:word-count="153" meta:character-count="996" meta:row-count="7" meta:non-whitespace-character-count="844"/>
  </office:meta>
</office:document-meta>
</file>